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draw:auto-grow-height="true" fo:min-height="3.507cm"/>
    </style:style>
    <style:style style:name="pr4" style:family="presentation" style:parent-style-name="knowit-template-outline1">
      <style:graphic-properties fo:min-height="13.609cm"/>
    </style:style>
    <style:style style:name="pr5" style:family="presentation" style:parent-style-name="knowit-template-notes">
      <style:graphic-properties draw:fill-color="#ffffff" fo:min-height="12.322cm"/>
    </style:style>
    <style:style style:name="pr6" style:family="presentation" style:parent-style-name="knowit-template-title">
      <style:graphic-properties fo:min-height="3.256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 text:style-name="P1"><text:span text:style-name="T1">REPL, IDE og oppset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PL - Read eval print loo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Kommando linje shell for eksekvering av Scala kode</text:p>
              </text:list-item>
              <text:list-item>
                <text:p>Kompilerer alle statements og eksekverer “on the fly”</text:p>
              </text:list-item>
              <text:list-item>
                <text:p>bin/scala</text:p>
              </text:list-item>
              <text:list-item>
                <text:p>mvn scala:console (ikke Window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DE'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 er alle !#$&amp;§? i forhold til Java støtte</text:p>
                <text:list>
                  <text:list-item>
                    <text:p>Netbeans (veldig bra) men dårlig på bl.a. Maven...</text:p>
                  </text:list-item>
                  <text:list-item>
                    <text:p>IDEA (ganske bra) men treig på kompilering og $$$</text:p>
                  </text:list-item>
                  <text:list-item>
                    <text:p>Eclipse (ikke fullt så bra) men kjapp når den funk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3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ppgaver (20 min)</text:p>
          </draw:text-box>
        </draw:frame>
        <draw:frame presentation:style-name="pr4" draw:text-style-name="P2" draw:layer="layout" svg:width="12.7cm" svg:height="13.859cm" svg:x="1.305cm" svg:y="5.28cm" presentation:class="outline" presentation:user-transformed="true">
          <draw:text-box>
            <text:list text:style-name="L2">
              <text:list-item>
                <text:p><text:span text:style-name="T2">Kjør REPL</text:span></text:p>
                <text:list>
                  <text:list-item>
                    <text:p><text:span text:style-name="T2">Windows: &lt;&lt;scala_home&gt;&gt;/bin/scala</text:span></text:p>
                  </text:list-item>
                  <text:list-item>
                    <text:p><text:span text:style-name="T2">Andre: mvn scala:console (fra scalaexamples/intro)</text:span></text:p>
                  </text:list-item>
                  <text:list-item>
                    <text:p><text:span text:style-name="T2">Tast inn noen kommandoer</text:span></text:p>
                  </text:list-item>
                </text:list>
              </text:list-item>
              <text:list-item>
                <text:p><text:span text:style-name="T2">Kjør unit test i IDE (JUnit 4)</text:span></text:p>
                <text:list>
                  <text:list-item>
                    <text:p><text:span text:style-name="T2">Åpne intro prosjektet</text:span></text:p>
                  </text:list-item>
                  <text:list-item>
                    <text:p><text:span text:style-name="T2">scalaexamples.intro.MyFirstTest</text:span></text:p>
                  </text:list-item>
                  <text:list-item>
                    <text:p><text:span text:style-name="T2">Lag en test som feiler</text:span></text:p>
                  </text:list-item>
                  <text:list-item>
                    <text:p><text:span text:style-name="T2">Fiks testen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14.605cm" svg:height="13.859cm" svg:x="13.335cm" svg:y="5.191cm" presentation:class="outline" presentation:user-transformed="true">
          <draw:text-box>
            <text:list text:style-name="L2">
              <text:list-item>
                <text:p><text:span text:style-name="T2">Få de to classene i scalaexamples/intro/HelloWorld.scala til å printe “Hello world”. Hva er forskjellen på dem?</text:span></text:p>
              </text:list-item>
              <text:list-item>
                <text:p><text:span text:style-name="T2">Legg på @Test på alle metoder i scalaexamples/intro/CreateStuffTest.scala. Kommenter inn statements fra testene. Få testene til å kjøre grøn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9T15:28:54</meta:creation-date>
    <meta:editing-duration>PT00H50M07S</meta:editing-duration>
    <meta:editing-cycles>23</meta:editing-cycles>
    <meta:generator>OpenOffice.org/3.0$Win32 OpenOffice.org_project/300m9$Build-9358</meta:generator>
    <meta:initial-creator>Alf Kristian Støyle</meta:initial-creator>
    <dc:date>2009-11-09T14:46:09.55</dc:date>
    <dc:creator>Fredrik Vraalsen</dc:creator>
    <meta:document-statistic meta:object-count="38"/>
  </office:meta>
</office:document-meta>
</file>